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style:font-name="Arial" style:font-name-complex="Arial" fo:font-size="48pt" style:font-size-asian="48pt" style:font-size-complex="48pt"/>
    </style:style>
    <style:style style:name="P2" style:parent-style-name="Standaard" style:family="paragraph">
      <style:text-properties style:font-name="Arial" style:font-name-complex="Arial"/>
    </style:style>
    <style:style style:name="P3" style:parent-style-name="Standaard" style:family="paragraph">
      <style:text-properties style:font-name="Arial" style:font-name-complex="Arial"/>
    </style:style>
    <style:style style:name="P4" style:parent-style-name="Standaard" style:family="paragraph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" style:parent-style-name="Kopvaninhoudsopgave" style:family="paragraph">
      <style:text-properties style:font-name="Arial" style:font-name-complex="Arial"/>
    </style:style>
    <style:style style:name="P9" style:parent-style-name="Standaard" style:family="paragraph">
      <style:text-properties style:language-asian="nl" style:country-asian="NL"/>
    </style:style>
    <style:style style:name="P10" style:parent-style-name="Standaard" style:family="paragraph">
      <style:text-properties style:language-asian="nl" style:country-asian="NL"/>
    </style:style>
    <style:style style:name="P11" style:parent-style-name="Standaard" style:family="paragraph">
      <style:text-properties style:language-asian="nl" style:country-asian="NL"/>
    </style:style>
    <style:style style:name="P12" style:parent-style-name="Standaard" style:family="paragraph">
      <style:text-properties style:language-asian="nl" style:country-asian="NL"/>
    </style:style>
    <style:style style:name="P13" style:parent-style-name="Standaard" style:family="paragraph">
      <style:text-properties style:language-asian="nl" style:country-asian="NL"/>
    </style:style>
    <style:style style:name="P14" style:parent-style-name="Standaard" style:family="paragraph">
      <style:text-properties style:language-asian="nl" style:country-asian="NL"/>
    </style:style>
    <style:style style:name="P15" style:parent-style-name="Standaard" style:family="paragraph">
      <style:text-properties style:language-asian="nl" style:country-asian="NL"/>
    </style:style>
    <style:style style:name="P16" style:parent-style-name="Standaard" style:family="paragraph">
      <style:text-properties style:language-asian="nl" style:country-asian="NL"/>
    </style:style>
    <style:style style:name="P17" style:parent-style-name="Standaard" style:family="paragraph">
      <style:text-properties style:language-asian="nl" style:country-asian="NL"/>
    </style:style>
    <style:style style:name="P18" style:parent-style-name="Standaard" style:family="paragraph">
      <style:text-properties style:language-asian="nl" style:country-asian="NL"/>
    </style:style>
    <style:style style:name="P19" style:parent-style-name="Standaard" style:family="paragraph">
      <style:text-properties style:language-asian="nl" style:country-asian="NL"/>
    </style:style>
    <style:style style:name="P20" style:parent-style-name="Standaard" style:family="paragraph">
      <style:text-properties style:language-asian="nl" style:country-asian="NL"/>
    </style:style>
    <style:style style:name="P21" style:parent-style-name="Standaard" style:family="paragraph">
      <style:text-properties style:language-asian="nl" style:country-asian="NL"/>
    </style:style>
    <style:style style:name="P22" style:parent-style-name="Standaard" style:family="paragraph">
      <style:text-properties style:language-asian="nl" style:country-asian="NL"/>
    </style:style>
    <style:style style:name="P23" style:parent-style-name="Kopvaninhoudsopgave" style:family="paragraph">
      <style:text-properties style:font-name="Arial" style:font-name-complex="Arial"/>
    </style:style>
    <style:style style:name="P24" style:parent-style-name="Kopvaninhoudsopgave" style:family="paragraph">
      <style:text-properties style:font-name="Arial" style:font-name-complex="Arial"/>
    </style:style>
    <style:style style:name="P25" style:parent-style-name="Standaard" style:family="paragraph">
      <style:text-properties style:language-asian="nl" style:country-asian="NL"/>
    </style:style>
    <style:style style:name="P26" style:parent-style-name="Standaard" style:family="paragraph">
      <style:text-properties style:language-asian="nl" style:country-asian="NL"/>
    </style:style>
    <style:style style:name="P27" style:parent-style-name="Standaard" style:family="paragraph">
      <style:text-properties style:language-asian="nl" style:country-asian="NL"/>
    </style:style>
    <style:style style:name="P28" style:parent-style-name="Standaard" style:family="paragraph">
      <style:text-properties style:language-asian="nl" style:country-asian="NL"/>
    </style:style>
    <style:style style:name="P29" style:parent-style-name="Kopvaninhoudsopgave" style:family="paragraph">
      <style:text-properties style:font-name="Arial" style:font-name-complex="Arial"/>
    </style:style>
    <style:style style:name="P30" style:parent-style-name="Standaard" style:family="paragraph">
      <style:text-properties style:language-asian="nl" style:country-asian="NL"/>
    </style:style>
    <style:style style:name="P31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2" style:parent-style-name="Hyperlink" style:family="text">
      <style:text-properties style:font-name="Arial" style:font-name-complex="Arial"/>
    </style:style>
    <style:style style:name="T33" style:parent-style-name="Hyperlink" style:family="text">
      <style:text-properties style:font-name="Arial" style:font-name-complex="Arial"/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6" style:parent-style-name="Hyperlink" style:family="text">
      <style:text-properties style:font-name="Arial" style:font-name-complex="Arial"/>
    </style:style>
    <style:style style:name="T37" style:parent-style-name="Hyperlink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Standaard" style:family="paragraph">
      <style:text-properties style:font-name="Arial" style:font-name-complex="Arial"/>
    </style:style>
    <style:style style:name="P40" style:parent-style-name="Standaard" style:family="paragraph">
      <style:text-properties style:font-name="Arial" style:font-name-complex="Arial"/>
    </style:style>
    <style:style style:name="P41" style:parent-style-name="Standaard" style:family="paragraph">
      <style:text-properties style:font-name="Arial" style:font-name-complex="Arial"/>
    </style:style>
    <style:style style:name="P42" style:parent-style-name="Standaard" style:family="paragraph">
      <style:text-properties style:font-name="Arial" style:font-name-complex="Arial"/>
    </style:style>
    <style:style style:name="P43" style:parent-style-name="Standaard" style:family="paragraph">
      <style:text-properties style:font-name="Arial" style:font-name-complex="Arial"/>
    </style:style>
    <style:style style:name="P44" style:parent-style-name="Standaard" style:family="paragraph">
      <style:text-properties style:font-name="Arial" style:font-name-complex="Arial"/>
    </style:style>
    <style:style style:name="P45" style:parent-style-name="Standaard" style:family="paragraph">
      <style:text-properties style:font-name="Arial" style:font-name-complex="Arial"/>
    </style:style>
    <style:style style:name="P46" style:parent-style-name="Standaard" style:family="paragraph">
      <style:text-properties style:font-name="Arial" style:font-name-complex="Arial"/>
    </style:style>
    <style:style style:name="P47" style:parent-style-name="Standaard" style:family="paragraph">
      <style:text-properties style:font-name="Arial" style:font-name-complex="Arial"/>
    </style:style>
    <style:style style:name="P48" style:parent-style-name="Standaard" style:family="paragraph">
      <style:text-properties style:font-name="Arial" style:font-name-complex="Arial"/>
    </style:style>
    <style:style style:name="P49" style:parent-style-name="Standaard" style:family="paragraph">
      <style:text-properties style:font-name="Arial" style:font-name-complex="Arial"/>
    </style:style>
    <style:style style:name="P50" style:parent-style-name="Standaard" style:family="paragraph">
      <style:text-properties style:font-name="Arial" style:font-name-complex="Arial"/>
    </style:style>
    <style:style style:name="P51" style:parent-style-name="Standaard" style:family="paragraph">
      <style:text-properties style:font-name="Arial" style:font-name-complex="Arial"/>
    </style:style>
    <style:style style:name="P52" style:parent-style-name="Standaard" style:family="paragraph">
      <style:text-properties style:font-name="Arial" style:font-name-complex="Arial"/>
    </style:style>
    <style:style style:name="P53" style:parent-style-name="Standaard" style:family="paragraph">
      <style:text-properties style:font-name="Arial" style:font-name-complex="Arial"/>
    </style:style>
    <style:style style:name="P54" style:parent-style-name="Standaard" style:family="paragraph">
      <style:text-properties style:font-name="Arial" style:font-name-complex="Arial"/>
    </style:style>
    <style:style style:name="P55" style:parent-style-name="Standaard" style:family="paragraph">
      <style:text-properties style:font-name="Arial" style:font-name-complex="Arial"/>
    </style:style>
    <style:style style:name="P56" style:parent-style-name="Standaard" style:family="paragraph">
      <style:text-properties style:font-name="Arial" style:font-name-complex="Arial"/>
    </style:style>
    <style:style style:name="P57" style:parent-style-name="Standaard" style:family="paragraph">
      <style:text-properties style:font-name="Arial" style:font-name-complex="Arial"/>
    </style:style>
    <style:style style:name="P58" style:parent-style-name="Standaard" style:family="paragraph">
      <style:text-properties style:font-name="Arial" style:font-name-complex="Arial"/>
    </style:style>
    <style:style style:name="P59" style:parent-style-name="Standaard" style:family="paragraph">
      <style:text-properties style:font-name="Arial" style:font-name-complex="Arial"/>
    </style:style>
    <style:style style:name="P60" style:parent-style-name="Standaard" style:family="paragraph">
      <style:text-properties style:font-name="Arial" style:font-name-complex="Arial"/>
    </style:style>
    <style:style style:name="P61" style:parent-style-name="Standaard" style:family="paragraph">
      <style:text-properties style:font-name="Arial" style:font-name-complex="Arial"/>
    </style:style>
    <style:style style:name="P62" style:parent-style-name="Standaard" style:family="paragraph">
      <style:text-properties style:font-name="Arial" style:font-name-complex="Arial"/>
    </style:style>
    <style:style style:name="P63" style:parent-style-name="Standaard" style:family="paragraph">
      <style:text-properties style:font-name="Arial" style:font-name-complex="Arial"/>
    </style:style>
    <style:style style:name="P64" style:parent-style-name="Standaard" style:family="paragraph">
      <style:text-properties style:font-name="Arial" style:font-name-complex="Arial"/>
    </style:style>
    <style:style style:name="P65" style:parent-style-name="Standaard" style:family="paragraph">
      <style:text-properties style:font-name="Arial" style:font-name-complex="Arial"/>
    </style:style>
    <style:style style:name="P66" style:parent-style-name="Kop1" style:family="paragraph">
      <style:text-properties style:font-name="Arial" style:font-name-asian="Calibri" style:font-name-complex="Arial" style:use-window-font-color="true" fo:font-size="11pt" style:font-size-asian="11pt" style:font-size-complex="11pt"/>
    </style:style>
    <style:style style:name="P67" style:parent-style-name="Kop1" style:family="paragraph">
      <style:text-properties style:font-name="Arial" style:font-name-complex="Arial"/>
    </style:style>
    <style:style style:name="P68" style:parent-style-name="Lijstalinea" style:list-style-name="LFO1" style:family="paragraph"/>
    <style:style style:name="T69" style:parent-style-name="DefaultParagraphFont" style:family="text">
      <style:text-properties style:font-name="Arial" style:font-name-complex="Arial"/>
    </style:style>
    <style:style style:name="T70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71" style:parent-style-name="Lijstalinea" style:family="paragraph">
      <style:text-properties style:font-name="Arial" style:font-name-complex="Arial" fo:font-style="italic" style:font-style-asian="italic"/>
    </style:style>
    <style:style style:name="P72" style:parent-style-name="Lijstalinea" style:list-style-name="LFO1" style:family="paragraph"/>
    <style:style style:name="T73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74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75" style:parent-style-name="Lijstalinea" style:list-style-name="LFO1" style:family="paragraph"/>
    <style:style style:name="T76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77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78" style:parent-style-name="Lijstalinea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81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82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83" style:parent-style-name="Lijstalinea" style:family="paragraph">
      <style:text-properties style:font-name="Arial" style:font-name-complex="Arial" fo:font-style="italic" style:font-style-asian="italic"/>
    </style:style>
    <style:style style:name="P84" style:parent-style-name="Lijstalinea" style:family="paragraph">
      <style:text-properties style:font-name="Arial" style:font-name-complex="Arial" fo:font-style="italic" style:font-style-asian="italic"/>
    </style:style>
    <style:style style:name="P85" style:parent-style-name="Lijstalinea" style:family="paragraph">
      <style:text-properties style:font-name="Arial" style:font-name-complex="Arial" fo:font-style="italic" style:font-style-asian="italic"/>
    </style:style>
    <style:style style:name="P86" style:parent-style-name="Lijstalinea" style:family="paragraph">
      <style:text-properties style:font-name="Arial" style:font-name-complex="Arial" fo:font-style="italic" style:font-style-asian="italic"/>
    </style:style>
    <style:style style:name="P87" style:parent-style-name="Lijstalinea" style:family="paragraph">
      <style:text-properties style:font-name="Arial" style:font-name-complex="Arial" fo:font-style="italic" style:font-style-asian="italic"/>
    </style:style>
    <style:style style:name="P88" style:parent-style-name="Lijstalinea" style:family="paragraph">
      <style:text-properties style:font-name="Arial" style:font-name-complex="Arial" fo:font-style="italic" style:font-style-asian="italic"/>
    </style:style>
    <style:style style:name="P89" style:parent-style-name="Lijstalinea" style:family="paragraph">
      <style:text-properties style:font-name="Arial" style:font-name-complex="Arial" fo:font-style="italic" style:font-style-asian="italic"/>
    </style:style>
    <style:style style:name="P90" style:parent-style-name="Lijstalinea" style:family="paragraph">
      <style:text-properties style:font-name="Arial" style:font-name-complex="Arial" fo:font-style="italic" style:font-style-asian="italic"/>
    </style:style>
    <style:style style:name="P91" style:parent-style-name="Lijstalinea" style:family="paragraph">
      <style:text-properties style:font-name="Arial" style:font-name-complex="Arial" fo:font-style="italic" style:font-style-asian="italic"/>
    </style:style>
    <style:style style:name="P92" style:parent-style-name="Lijstalinea" style:family="paragraph">
      <style:text-properties style:font-name="Arial" style:font-name-complex="Arial" fo:font-style="italic" style:font-style-asian="italic"/>
    </style:style>
    <style:style style:name="P93" style:parent-style-name="Lijstalinea" style:family="paragraph">
      <style:text-properties style:font-name="Arial" style:font-name-complex="Arial" fo:font-style="italic" style:font-style-asian="italic"/>
    </style:style>
    <style:style style:name="P94" style:parent-style-name="Lijstalinea" style:family="paragraph">
      <style:text-properties style:font-name="Arial" style:font-name-complex="Arial" fo:font-style="italic" style:font-style-asian="italic"/>
    </style:style>
    <style:style style:name="P95" style:parent-style-name="Lijstalinea" style:family="paragraph">
      <style:text-properties style:font-name="Arial" style:font-name-complex="Arial" fo:font-style="italic" style:font-style-asian="italic"/>
    </style:style>
    <style:style style:name="P96" style:parent-style-name="Lijstalinea" style:family="paragraph">
      <style:text-properties style:font-name="Arial" style:font-name-complex="Arial" fo:font-style="italic" style:font-style-asian="italic"/>
    </style:style>
    <style:style style:name="P97" style:parent-style-name="Lijstalinea" style:family="paragraph">
      <style:text-properties style:font-name="Arial" style:font-name-complex="Arial" fo:font-style="italic" style:font-style-asian="italic"/>
    </style:style>
    <style:style style:name="P98" style:parent-style-name="Lijstalinea" style:family="paragraph">
      <style:text-properties style:font-name="Arial" style:font-name-complex="Arial" fo:font-style="italic" style:font-style-asian="italic"/>
    </style:style>
    <style:style style:name="P99" style:parent-style-name="Lijstalinea" style:family="paragraph">
      <style:text-properties style:font-name="Arial" style:font-name-complex="Arial" fo:font-style="italic" style:font-style-asian="italic"/>
    </style:style>
    <style:style style:name="P100" style:parent-style-name="Lijstalinea" style:family="paragraph">
      <style:text-properties style:font-name="Arial" style:font-name-complex="Arial" fo:font-style="italic" style:font-style-asian="italic"/>
    </style:style>
    <style:style style:name="P101" style:parent-style-name="Lijstalinea" style:family="paragraph">
      <style:text-properties style:font-name="Arial" style:font-name-complex="Arial" fo:font-style="italic" style:font-style-asian="italic"/>
    </style:style>
    <style:style style:name="P102" style:parent-style-name="Lijstalinea" style:family="paragraph">
      <style:text-properties style:font-name="Arial" style:font-name-complex="Arial" fo:font-style="italic" style:font-style-asian="italic"/>
    </style:style>
    <style:style style:name="P103" style:parent-style-name="Lijstalinea" style:family="paragraph">
      <style:text-properties style:font-name="Arial" style:font-name-complex="Arial" fo:font-style="italic" style:font-style-asian="italic"/>
    </style:style>
    <style:style style:name="P104" style:parent-style-name="Standaard" style:family="paragraph">
      <style:text-properties style:font-name="Arial" style:font-name-complex="Arial"/>
    </style:style>
    <style:style style:name="P105" style:parent-style-name="Kop1" style:family="paragraph">
      <style:text-properties style:font-name="Arial" style:font-name-complex="Arial"/>
    </style:style>
    <style:style style:name="P106" style:parent-style-name="Standaard" style:family="paragraph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09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110" style:parent-style-name="Standaard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11" style:parent-style-name="DefaultParagraphFont" style:family="text">
      <style:text-properties style:font-name="Arial" style:font-name-complex="Arial"/>
    </style:style>
    <style:style style:name="T112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113" style:parent-style-name="Standaard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14" style:parent-style-name="DefaultParagraphFont" style:family="text">
      <style:text-properties style:font-name="Arial" style:font-name-complex="Arial"/>
    </style:style>
    <style:style style:name="T115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16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17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20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21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24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25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26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129" style:parent-style-name="Standaard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30" style:parent-style-name="Standaard" style:family="paragraph">
      <style:text-properties style:font-name="Arial" style:font-name-complex="Arial" fo:color="#24292E" fo:font-size="10pt" style:font-size-asian="10pt" style:font-size-complex="10pt"/>
    </style:style>
    <style:style style:name="P131" style:parent-style-name="Standaard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34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37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38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39" style:parent-style-name="DefaultParagraphFont" style:family="text">
      <style:text-properties style:font-name="Arial" style:font-name-complex="Arial"/>
    </style:style>
    <style:style style:name="T140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41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44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45" style:parent-style-name="DefaultParagraphFont" style:family="text">
      <style:text-properties style:font-name="Arial" style:font-name-complex="Arial"/>
    </style:style>
    <style:style style:name="T146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47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P150" style:parent-style-name="Standaard" style:family="paragraph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51" style:parent-style-name="Standaard" style:family="paragraph">
      <style:text-properties style:font-name="Arial" style:font-name-complex="Arial" fo:color="#24292E" fo:font-size="10pt" style:font-size-asian="10pt" style:font-size-complex="10pt"/>
    </style:style>
    <style:style style:name="T152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53" style:parent-style-name="DefaultParagraphFont" style:family="text">
      <style:text-properties style:font-name="Arial" style:font-name-complex="Arial"/>
    </style:style>
    <style:style style:name="T154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55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58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61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64" style:parent-style-name="Standaardalinea-lettertype" style:family="text">
      <style:text-properties style:font-name="Arial" style:font-name-complex="Arial" fo:color="#24292E" fo:font-size="10pt" style:font-size-asian="10pt" style:font-size-complex="10pt"/>
    </style:style>
    <style:style style:name="T165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66" style:parent-style-name="Standaard" style:family="paragraph">
      <style:text-properties style:font-name="Arial" style:font-name-complex="Arial" fo:color="#24292E" fo:font-size="10pt" style:font-size-asian="10pt" style:font-size-complex="10pt"/>
    </style:style>
    <style:style style:name="T167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68" style:parent-style-name="Standaard" style:family="paragraph">
      <style:text-properties style:font-name="Arial" style:font-name-complex="Arial" fo:color="#24292E" fo:font-size="10pt" style:font-size-asian="10pt" style:font-size-complex="10pt"/>
    </style:style>
    <style:style style:name="T169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70" style:parent-style-name="Standaard" style:family="paragraph">
      <style:text-properties style:font-name="Arial" style:font-name-complex="Arial" fo:color="#24292E" fo:font-size="10pt" style:font-size-asian="10pt" style:font-size-complex="10pt"/>
    </style:style>
    <style:style style:name="T171" style:parent-style-name="Standaardalinea-lettertype" style:family="text">
      <style:text-properties style:font-name="Arial" style:font-name-complex="Arial" fo:font-style="italic" style:font-style-asian="italic" fo:color="#24292E" fo:font-size="10pt" style:font-size-asian="10pt" style:font-size-complex="10pt"/>
    </style:style>
    <style:style style:name="P172" style:parent-style-name="Standaard" style:family="paragraph">
      <style:text-properties style:font-name="Arial" style:font-name-complex="Arial"/>
    </style:style>
    <style:style style:name="P173" style:parent-style-name="Lijstalinea" style:family="paragraph">
      <style:text-properties style:font-name="Arial" style:font-name-complex="Arial"/>
    </style:style>
    <style:style style:name="P174" style:parent-style-name="Standaard" style:family="paragraph">
      <style:text-properties style:font-name="Arial" style:font-name-complex="Arial"/>
    </style:style>
  </office:automatic-styles>
  <office:body>
    <office:text text:use-soft-page-breaks="true">
      <text:p text:style-name="P1">CODE CONVENTION</text:p>
      <text:p text:style-name="P2"/>
      <text:p text:style-name="P3"/>
      <text:p text:style-name="P4">ProjectGroep:<text:s/>15</text:p>
      <text:p text:style-name="Standaard"><text:span text:style-name="T5">Deelnemers</text:span><text:span text:style-name="T6">:<text:s/></text:span><text:span text:style-name="T7">Brian Arends, Lukasz Tatarczyk, Jeffrey van der Wal, Wael Al Rabia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Inhoud:</text:p>
      <text:p text:style-name="P3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476907643" office:target-frame-name="_top" xlink:show="replace"><text:span text:style-name="T32">PHP specifiek</text:span><text:span text:style-name="T33">e</text:span><text:span text:style-name="T34"><text:tab/>1</text:span></text:a></text:p>
          <text:p text:style-name="P35"><text:a xlink:href="#_Toc476907644" office:target-frame-name="_top" xlink:show="replace"><text:span text:style-name="T36">Standaard<text:s/></text:span><text:span text:style-name="T37">voor alles</text:span><text:span text:style-name="T38"><text:tab/>1</text:span></text:a></text:p>
        </text:index-body>
      </text:table-of-content>
      <text:p text:style-name="Standaard"><text:bookmark-start text:name="_Toc476907643"/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PHP specifiek<text:bookmark-end text:name="_Toc476907643"/>:</text:p>
      <text:p text:style-name="Standaard"/>
      <text:list text:style-name="LFO1" text:continue-numbering="true">
        <text:list-item>
          <text:p text:style-name="P68"><text:span text:style-name="T69">Bestanden moeten alleen de<text:s/></text:span><text:span text:style-name="T70">&lt;? PHP of &lt;? = tag gebruiken om PHP te openen .</text:span></text:p>
        </text:list-item>
      </text:list>
      <text:p text:style-name="P71">Zodat iedereen dezelfde manier van aaroepen van php gebruikt</text:p>
      <text:list text:style-name="LFO1" text:continue-numbering="true">
        <text:list-item>
          <text:p text:style-name="P72"><text:span text:style-name="T73">Bestanden moeten utf-8 gebruiken .</text:span></text:p>
        </text:list-item>
      </text:list>
      <text:p text:style-name="Lijstalinea"><text:span text:style-name="T74">Zodat iedereen dezelfde utf gebruikt</text:span></text:p>
      <text:list text:style-name="LFO1" text:continue-numbering="true">
        <text:list-item>
          <text:p text:style-name="P75"><text:span text:style-name="T76">Comments worden g</text:span><text:span text:style-name="T77">emaakt met (/* */) of met (//) .</text:span></text:p>
        </text:list-item>
      </text:list>
      <text:p text:style-name="P78">Zodat iedereen zelfde manier van comments gebruiken en het er netjes uitziet<text:s/></text:p>
      <text:p text:style-name="Standaard"><text:span text:style-name="T79"><text:s text:c="7"/>4.</text:span><text:span text:style-name="T80"><text:s/>De namespace moet zo zijn opgezet \Uitgever\Namespace_naam</text:span></text:p>
      <text:p text:style-name="Standaard"><text:span text:style-name="T81"><text:tab/></text:span><text:span text:style-name="T82">Netjese namespace naam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bookmark-start text:name="_Toc476907644"/><text:soft-page-break/>Standaard voor alles<text:bookmark-end text:name="_Toc476907644"/>:</text:p>
      <text:p text:style-name="P106"/>
      <text:p text:style-name="Standaard"><text:span text:style-name="T107">1.<text:s/></text:span><text:span text:style-name="T108">Classen moeten een naam<text:s/></text:span><text:span text:style-name="T109">conventie gebruiken die overal zelfde is .</text:span></text:p>
      <text:p text:style-name="P110">Zodat de code er netjes uit ziet en makkelijker te begrijpen</text:p>
      <text:p text:style-name="Standaard"><text:span text:style-name="T111">2.<text:s/></text:span><text:span text:style-name="T112">Methodes moeten een naam conventie gebruiken die overal zelfde is .</text:span></text:p>
      <text:p text:style-name="P113">Zodat de code er netjes uit ziet en makkelijker te begrijpen</text:p>
      <text:p text:style-name="Standaard"><text:span text:style-name="T114">3.</text:span><text:span text:style-name="T115"><text:s/>Een class moet de</text:span><text:span text:style-name="T116"><text:s/>accolades op een nieuwe lijn .</text:span></text:p>
      <text:p text:style-name="Standaard"><text:span text:style-name="T117">Zodat je beter kan zien waar de code staat en waneer de class statement begint en eindigt het ziet er ook netjes uit</text:span></text:p>
      <text:p text:style-name="Standaard"><text:span text:style-name="T118">4.</text:span><text:span text:style-name="T119"><text:s/>If statements hebben de accolades op een nieuwe lijn .</text:span></text:p>
      <text:p text:style-name="Standaard"><text:span text:style-name="T120">Zodat je beter kan zien waar de if code staat en<text:s/></text:span><text:span text:style-name="T121">waneer de if statement begint en eindigt het ziet er ook netjes uit</text:span></text:p>
      <text:p text:style-name="Standaard"><text:span text:style-name="T122">5.</text:span><text:span text:style-name="T123"><text:s/>De iff statement condition staat op dezelfde lijn als de if statement zelf.</text:span></text:p>
      <text:p text:style-name="Standaard"><text:span text:style-name="T124">Zodat je beter kan zien waar de if code staat en waneer de if statement begint en eindigt het ziet er ook net</text:span><text:span text:style-name="T125">jes uit</text:span></text:p>
      <text:p text:style-name="Standaard"><text:span text:style-name="T126">6.</text:span><text:span text:style-name="T127"><text:s/></text:span><text:span text:style-name="T128">Gestructureerd gebruik van spaties tussen variabelen.</text:span></text:p>
      <text:p text:style-name="P129">netjesheid</text:p>
      <text:p text:style-name="P130">7. Gestructureerd gebruik van spaties bij variabelen .</text:p>
      <text:p text:style-name="P131">netjesheid</text:p>
      <text:p text:style-name="Standaard"><text:span text:style-name="T132">8.</text:span><text:span text:style-name="T133"><text:s/>Logische namen bij variabelen .</text:span></text:p>
      <text:p text:style-name="Standaard"><text:span text:style-name="T134">Logica in de code<text:s/></text:span></text:p>
      <text:p text:style-name="Standaard"><text:span text:style-name="T135">9.</text:span><text:span text:style-name="T136"><text:s/>Namen in het Engels .</text:span></text:p>
      <text:p text:style-name="Standaard"><text:span text:style-name="T137">Engels is een van de meest geleerde</text:span><text:span text:style-name="T138"><text:s/>talen dus is de code toegankelijker voor iedereen<text:s/></text:span></text:p>
      <text:p text:style-name="Standaard"><text:span text:style-name="T139">10.</text:span><text:span text:style-name="T140"><text:s/>Camelcase bij variabelen .</text:span></text:p>
      <text:p text:style-name="Standaard"><text:span text:style-name="T141">Logica in de code<text:s/></text:span></text:p>
      <text:p text:style-name="Standaard"><text:span text:style-name="T142">11.</text:span><text:span text:style-name="T143"><text:s/>Pascalcase bij functies en methodes .</text:span></text:p>
      <text:p text:style-name="Standaard"><text:span text:style-name="T144">Logica in de code<text:s/></text:span></text:p>
      <text:p text:style-name="Standaard"><text:span text:style-name="T145">12.</text:span><text:span text:style-name="T146"><text:s/>Comments moeten de code beschrijven .</text:span></text:p>
      <text:p text:style-name="Standaard"><text:span text:style-name="T147">Zodat een andere gebruiker ook wijs kan uit de code</text:span></text:p>
      <text:p text:style-name="Standaard"><text:span text:style-name="T148">13.</text:span><text:span text:style-name="T149"><text:s/>Variabellen niet met cijfers .</text:span></text:p>
      <text:p text:style-name="P150">IS NIET NETJES</text:p>
      <text:p text:style-name="P151">14. hoofdletters is prefference van developer<text:s/></text:p>
      <text:p text:style-name="Standaard"><text:span text:style-name="T152">Ligt aan de developer of hij hoofdletters bij variabellen gebruikt</text:span></text:p>
      <text:p text:style-name="Standaard"><text:span text:style-name="T153">15.</text:span><text:span text:style-name="T154"><text:s/>Nooit eem methode class of variabellen beginnen met een underscore</text:span></text:p>
      <text:p text:style-name="Standaard"><text:span text:style-name="T155">Is gwn niet netjes</text:span></text:p>
      <text:soft-page-break/>
      <text:p text:style-name="Standaard"><text:span text:style-name="T156">16.</text:span><text:span text:style-name="T157"><text:s/>Function namen met camelcase</text:span></text:p>
      <text:p text:style-name="Standaard"><text:span text:style-name="T158">Is standaard</text:span></text:p>
      <text:p text:style-name="Standaard"><text:span text:style-name="T159">17.</text:span><text:span text:style-name="T160"><text:s/>Bij for loop accolades op nieuwe lijn<text:s/></text:span></text:p>
      <text:p text:style-name="Standaard"><text:span text:style-name="T161">Zodat je beter kan zien waar de for code staat en waneer de for statement begint en eindigt het ziet er ook netjes uit</text:span></text:p>
      <text:p text:style-name="Standaard"><text:span text:style-name="T162">18.</text:span><text:span text:style-name="T163"><text:s/>Bij for loop condition op zelfde lijn als de</text:span><text:span text:style-name="T164"><text:s/>for loop zelf<text:s/></text:span></text:p>
      <text:p text:style-name="Standaard"><text:span text:style-name="T165">Zodat je beter kan zien waar de for code staat en waneer de for statement begint en eindigt het ziet er ook netjes uit</text:span></text:p>
      <text:p text:style-name="P166">19. logische namen bij classen<text:s/></text:p>
      <text:p text:style-name="Standaard"><text:span text:style-name="T167">Logica in de code<text:s/></text:span></text:p>
      <text:p text:style-name="P168">20. logische namen bij namespace</text:p>
      <text:p text:style-name="Standaard"><text:span text:style-name="T169">Logica in de code<text:s/></text:span></text:p>
      <text:p text:style-name="P170">21. logische namen<text:s/>bij functies</text:p>
      <text:p text:style-name="Standaard"><text:span text:style-name="T171">Logica in de code<text:s/></text:span></text:p>
      <text:p text:style-name="P172"/>
      <text:p text:style-name="P173"/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5%"/>
      <style:text-properties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arten donkersloot</meta:initial-creator>
    <dc:creator>Wael ALR</dc:creator>
    <meta:creation-date>2017-03-10T09:06:00Z</meta:creation-date>
    <dc:date>2017-04-18T13:57:00Z</dc:date>
    <meta:template xlink:href="Normal" xlink:type="simple"/>
    <meta:editing-cycles>14</meta:editing-cycles>
    <meta:editing-duration>PT5160S</meta:editing-duration>
    <meta:document-statistic meta:page-count="5" meta:paragraph-count="5" meta:word-count="432" meta:character-count="2892" meta:row-count="20" meta:non-whitespace-character-count="2465"/>
  </office:meta>
</office:document-meta>
</file>